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ccgfw0vc7r3u"/>This is a title</text:p>
      <text:p text:style-name="Heading_20_1"><text:bookmark text:name="_f46posmsi8hi"/>This is Heading 1</text:p>
      <text:p text:style-name="Heading_20_2"><text:bookmark text:name="_h4buyctsnewu"/>This is Heading 2</text:p>
      <text:p text:style-name="Standard">This is some normal text.</text:p>
      <text:p text:style-name="Standard"><text:span text:style-name="T1">This is bold text.</text:span></text:p>
      <text:p text:style-name="Standard"><text:span text:style-name="T2">This is italics text.</text:span></text:p>
      <text:p text:style-name="Standard"><text:span text:style-name="T3">This is both bold and italics.</text:span></text:p>
      <text:p text:style-name="Standard"><text:span text:style-name="T4">This is normal text in a different fo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8" meta:word-count="39" meta:character-count="183" meta:non-whitespace-character-count="152"/>
    <meta:generator>LibreOfficeDev/6.0.5.2$Linux_X86_64 LibreOffice_project/</meta:generator>
  </office:meta>
</office:document-meta>
</file>